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ControllerInfo.get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Info.countReturnAc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Info.startBuild( CoreAnnotationProcessorEnv env , ClassDeclaration j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owControllerInfo.getMergedController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onInfo.ActionInfo( String name , String bea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owControllerInfo.setSharedFlowInfo( CoreAnnotationProcessorEnv env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FlowControllerInfo.enableNavigateTo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Info.addReturnAction( String returnActionName , String formBean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owControllerInfo.getReturnAc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lowControllerInfo.addReferencedFile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owControllerInfo.addAction( String actionName , String formBea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Info.getController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Info.getMessageBundlesB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Info.addReturnAction( String returnActionName , AnnotationInstance annotation , TypeDeclaration outer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ctionInfo.getBea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Info.end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lowControllerInfo.isNe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Info.FlowControllerInfo( ClassDeclaration j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Info.getFormBeanType( String action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lowControllerInfo.addMessageBundle( String bundleName , String bund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Inf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Info.isNavigateToAction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Info.enableNavigateTo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Info.equals( Object o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lowControllerInfo.isNavigateToPage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Info.getSharedFlow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owControllerInfo.getSharedFlowTyp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Info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lowControllerInfo.getSharedFlow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Info.ActionInfo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Info.getReferenced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Info.setBeanType( String bea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